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RequestObservationContext.setPathPattern( @ Nullable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ObservationContext.isConnectionAb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ObservationContext.ServerRequestObservationContext( ServerHttpRequest request , ServerHttpResponse response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RequestObservationContext.getPat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ObservationContex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questObservationContext.setConnectionAborted( boolean connectionAb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